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36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hy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pu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orld position</text:p>
          </table:table-cell>
          <table:table-cell/>
          <table:table-cell office:value-type="string">
            <text:p>pixel*256</text:p>
          </table:table-cell>
          <table:table-cell office:value-type="string">
            <text:p>+= Velocity / 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een position</text:p>
          </table:table-cell>
          <table:table-cell table:style-name="ce2"/>
          <table:table-cell table:style-name="ce2" office:value-type="string">
            <text:p>pixel</text:p>
          </table:table-cell>
          <table:table-cell table:style-name="ce2" office:value-type="string">
            <text:p>World position / 256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Velocity</text:p>
          </table:table-cell>
          <table:table-cell/>
          <table:table-cell office:value-type="string">
            <text:p>pixel*32</text:p>
          </table:table-cell>
          <table:table-cell office:value-type="string">
            <text:p>+= Acceleration * cos/sin(Trigo orientation) - Friction</text:p>
          </table:table-cell>
          <table:table-cell table:number-columns-repeated="1020"/>
        </table:table-row>
        <table:table-row table:style-name="ro1">
          <table:table-cell office:value-type="string">
            <text:p>Max velocity</text:p>
          </table:table-cell>
          <table:table-cell/>
          <table:table-cell office:value-type="string">
            <text:p>~20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Acceleration</text:p>
          </table:table-cell>
          <table:table-cell/>
          <table:table-cell office:value-type="string">
            <text:p>~4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Friction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>
          <table:table-cell office:value-type="string">
            <text:p>Orientation transfert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ction of the move</text:p>
          </table:table-cell>
          <table:table-cell office:value-type="string">
            <text:p>[0;63]</text:p>
          </table:table-cell>
          <table:table-cell office:value-type="string">
            <text:p>VectorToAngle(Velo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Car's orientation</text:p>
          </table:table-cell>
          <table:table-cell office:value-type="string">
            <text:p>[0;255]</text:p>
          </table:table-cell>
          <table:table-cell office:value-type="string">
            <text:p>+/- = Rotation speed</text:p>
          </table:table-cell>
          <table:table-cell table:number-columns-repeated="1020"/>
        </table:table-row>
        <table:table-row table:style-name="ro1">
          <table:table-cell office:value-type="string">
            <text:p>Trigo orientation</text:p>
          </table:table-cell>
          <table:table-cell/>
          <table:table-cell office:value-type="string">
            <text:p>[0;63]</text:p>
          </table:table-cell>
          <table:table-cell office:value-type="string">
            <text:p>Orientation / 4</text:p>
          </table:table-cell>
          <table:table-cell table:number-columns-repeated="1020"/>
        </table:table-row>
        <table:table-row table:style-name="ro1">
          <table:table-cell office:value-type="string">
            <text:p>Sprite orientation</text:p>
          </table:table-cell>
          <table:table-cell/>
          <table:table-cell office:value-type="string">
            <text:p>[0;15]</text:p>
          </table:table-cell>
          <table:table-cell office:value-type="string">
            <text:p>Orientation / 16</text:p>
          </table:table-cell>
          <table:table-cell table:number-columns-repeated="1020"/>
        </table:table-row>
        <table:table-row table:style-name="ro1">
          <table:table-cell office:value-type="string">
            <text:p>Rotation speed</text:p>
          </table:table-cell>
          <table:table-cell/>
          <table:table-cell office:value-type="string">
            <text:p>~5</text:p>
          </table:table-cell>
          <table:table-cell office:value-type="string">
            <text:p>Car parameter</text:p>
          </table:table-cell>
          <table:table-cell table:number-columns-repeated="1020"/>
        </table:table-row>
      </table:table>
      <table:table table:name="Background" table:style-name="ta1" table:print="false">
        <table:table-column table:style-name="co5" table:default-cell-style-name="ce4"/>
        <table:table-column table:style-name="co3" table:number-columns-repeated="1023" table:default-cell-style-name="ce4"/>
        <table:table-row table:style-name="ro2">
          <table:table-cell table:style-name="ce3" office:value-type="string">
            <text:p>BACKGROUND PALE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Index</text:p>
          </table:table-cell>
          <table:table-cell table:style-name="ce5" office:value-type="string">
            <text:p>Desc.</text:p>
          </table:table-cell>
          <table:table-cell table:style-name="ce5" office:value-type="string">
            <text:p>LightColor</text:p>
          </table:table-cell>
          <table:table-cell table:style-name="ce5" office:value-type="string">
            <text:p>DarkColor</text:p>
          </table:table-cell>
          <table:table-cell table:style-name="ce5" office:value-type="string">
            <text:p>MaxSpeed</text:p>
          </table:table-cell>
          <table:table-cell table:style-name="ce5" office:value-type="string">
            <text:p>Friction</text:p>
          </table:table-cell>
          <table:table-cell table:style-name="ce5" office:value-type="string">
            <text:p>Acroche</text:p>
          </table:table-cell>
          <table:table-cell table:style-name="ce5" office:value-type="string">
            <text:p>RollOn</text:p>
          </table:table-cell>
          <table:table-cell table:style-name="ce5" office:value-type="string">
            <text:p>Collision</text:p>
          </table:table-cell>
          <table:table-cell table:style-name="ce18" table:number-columns-repeated="101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9" office:value-type="string">
            <text:p>Wall</text:p>
          </table:table-cell>
          <table:table-cell table:style-name="ce9" office:value-type="string">
            <text:p>5,6,0</text:p>
          </table:table-cell>
          <table:table-cell table:style-name="ce9" office:value-type="string">
            <text:p>3,4,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Collision</text:p>
          </table:table-cell>
          <table:table-cell table:number-columns-repeated="1015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Blade</text:p>
          </table:table-cell>
          <table:table-cell office:value-type="string">
            <text:p>6,5,2</text:p>
          </table:table-cell>
          <table:table-cell office:value-type="string">
            <text:p>4,3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Health-10</text:p>
          </table:table-cell>
          <table:table-cell table:number-columns-repeated="1015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Bumper</text:p>
          </table:table-cell>
          <table:table-cell office:value-type="string">
            <text:p>7,0,2</text:p>
          </table:table-cell>
          <table:table-cell office:value-type="string">
            <text:p>5,0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CollisionX2</text:p>
          </table:table-cell>
          <table:table-cell table:number-columns-repeated="1015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--</text:p>
          </table:table-cell>
          <table:table-cell office:value-type="string">
            <text:p>Death</text:p>
          </table:table-cell>
          <table:table-cell table:style-name="ce16"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9" office:value-type="string">
            <text:p>Speeder</text:p>
          </table:table-cell>
          <table:table-cell table:style-name="ce9" office:value-type="string">
            <text:p>6,4,3</text:p>
          </table:table-cell>
          <table:table-cell table:style-name="ce9" office:value-type="string">
            <text:p>4,3,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SpeedUp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Jumper</text:p>
          </table:table-cell>
          <table:table-cell office:value-type="string">
            <text:p>7,4,0</text:p>
          </table:table-cell>
          <table:table-cell office:value-type="string">
            <text:p>6,2,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½</text:p>
          </table:table-cell>
          <table:table-cell office:value-type="string">
            <text:p>Jump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Magma</text:p>
          </table:table-cell>
          <table:table-cell office:value-type="string">
            <text:p>7,1,0</text:p>
          </table:table-cell>
          <table:table-cell office:value-type="string">
            <text:p>5,1,0</text:p>
          </table:table-cell>
          <table:table-cell office:value-type="string">
            <text:p>½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th-20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string">
            <text:p>Health</text:p>
          </table:table-cell>
          <table:table-cell office:value-type="string">
            <text:p>6,7,0</text:p>
          </table:table-cell>
          <table:table-cell office:value-type="string">
            <text:p>4,5,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alth+10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0" office:value-type="string">
            <text:p>Hole</text:p>
          </table:table-cell>
          <table:table-cell table:style-name="ce10" office:value-type="string">
            <text:p>0,0,0</text:p>
          </table:table-cell>
          <table:table-cell table:style-name="ce10" office:value-type="string">
            <text:p>0,0,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eath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11" office:value-type="string">
            <text:p>0,0,2</text:p>
          </table:table-cell>
          <table:table-cell table:style-name="ce11" office:value-type="string">
            <text:p>0,0,1</text:p>
          </table:table-cell>
          <table:table-cell table:style-name="ce11" table:number-columns-repeated="4"/>
          <table:table-cell table:style-name="ce17"/>
          <table:table-cell table:number-columns-repeated="1015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0" office:value-type="string">
            <text:p>Asphalt</text:p>
          </table:table-cell>
          <table:table-cell table:style-name="ce10" office:value-type="string">
            <text:p>5,5,2</text:p>
          </table:table-cell>
          <table:table-cell table:style-name="ce10" office:value-type="string">
            <text:p>3,3,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0" office:value-type="string">
            <text:p>6,6,2</text:p>
          </table:table-cell>
          <table:table-cell table:style-name="ce10" office:value-type="string">
            <text:p>5,5,3</text:p>
          </table:table-cell>
          <table:table-cell table:style-name="ce10" table:number-columns-repeated="3"/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0">
            <text:p>10</text:p>
          </table:table-cell>
          <table:table-cell office:value-type="string">
            <text:p>Mud</text:p>
          </table:table-cell>
          <table:table-cell office:value-type="string">
            <text:p>4,2,0</text:p>
          </table:table-cell>
          <table:table-cell office:value-type="string">
            <text:p>2,1,0</text:p>
          </table:table-cell>
          <table:table-cell office:value-type="string">
            <text:p>¾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1">
            <text:p>11</text:p>
          </table:table-cell>
          <table:table-cell office:value-type="string">
            <text:p>Sand</text:p>
          </table:table-cell>
          <table:table-cell office:value-type="string">
            <text:p>6,6,1</text:p>
          </table:table-cell>
          <table:table-cell office:value-type="string">
            <text:p>4,4,0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2">
            <text:p>12</text:p>
          </table:table-cell>
          <table:table-cell office:value-type="string">
            <text:p>Grass</text:p>
          </table:table-cell>
          <table:table-cell office:value-type="string">
            <text:p>0,5,0</text:p>
          </table:table-cell>
          <table:table-cell office:value-type="string">
            <text:p>0,3,0</text:p>
          </table:table-cell>
          <table:table-cell office:value-type="string">
            <text:p>¾</text:p>
          </table:table-cell>
          <table:table-cell office:value-type="float" office:value="1">
            <text:p>1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3">
            <text:p>13</text:p>
          </table:table-cell>
          <table:table-cell office:value-type="string">
            <text:p>Snow</text:p>
          </table:table-cell>
          <table:table-cell office:value-type="string">
            <text:p>7,7,3</text:p>
          </table:table-cell>
          <table:table-cell office:value-type="string">
            <text:p>6,6,3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0" office:value-type="string">
            <text:p>Ice</text:p>
          </table:table-cell>
          <table:table-cell table:style-name="ce10" office:value-type="string">
            <text:p>6,7,3</text:p>
          </table:table-cell>
          <table:table-cell table:style-name="ce10" office:value-type="string">
            <text:p>5,6,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½</text:p>
          </table:table-cell>
          <table:table-cell table:style-name="ce10" office:value-type="float" office:value="0">
            <text:p>0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1" office:value-type="string">
            <text:p>Water</text:p>
          </table:table-cell>
          <table:table-cell table:style-name="ce11" office:value-type="string">
            <text:p>2,4,3</text:p>
          </table:table-cell>
          <table:table-cell table:style-name="ce11" office:value-type="string">
            <text:p>1,2,3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Water</text:p>
          </table:table-cell>
          <table:table-cell table:style-name="ce17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9">
            <text:p>109</text:p>
          </table:table-cell>
          <table:table-cell table:style-name="ce14" office:value-type="float" office:value="255">
            <text:p>255</text:p>
          </table:table-cell>
          <table:table-cell table:number-columns-repeated="7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46">
            <text:p>146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19">
            <text:p>219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float" office:value="255">
            <text:p>255</text:p>
          </table:table-cell>
          <table:table-cell table:style-name="ce14" office:value-type="float" office:value="255">
            <text:p>255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1006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 format" table:style-name="ta1" table:print="false">
        <table:table-column table:style-name="co6" table:number-columns-repeated="1024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" table:number-columns-repeated="2"/>
          <table:table-cell table:style-name="ce21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/>
          <table:table-cell table:style-name="ce25" office:value-type="string">
            <text:p>0: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3" table:number-columns-repeated="4"/>
          <table:table-cell/>
          <table:table-cell table:style-name="ce25" office:value-type="string">
            <text:p>1: Boxes + Continu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23" table:number-columns-repeated="4"/>
          <table:table-cell/>
          <table:table-cell table:style-name="ce25" office:value-type="string">
            <text:p>2: Boxes + En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4" office:value-type="string">
            <text:p>0: Upper-lef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/>
          <table:table-cell table:style-name="ce25" office:value-type="string">
            <text:p>1: Upper-righ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/>
          <table:table-cell table:style-name="ce25" office:value-type="string">
            <text:p>2: Bottom-lef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5" office:value-type="string">
            <text:p>3: Bottom-righ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3" table:number-columns-repeated="4"/>
          <table:table-cell/>
          <table:table-cell table:style-name="ce25" office:value-type="string">
            <text:p>0-15: Boxes numb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3" table:number-columns-repeated="2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/>
          <table:table-cell table:style-name="ce25" office:value-type="string">
            <text:p>3: Bitmap</text:p>
          </table:table-cell>
          <table:table-cell table:number-columns-repeated="9"/>
          <table:table-cell table:style-name="ce20" table:number-columns-repeated="4"/>
          <table:table-cell table:style-name="ce22" table:number-columns-repeated="4"/>
          <table:table-cell/>
          <table:table-cell table:style-name="ce25" office:value-type="string">
            <text:p>4 bits width/height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4" office:value-type="string">
            <text:p>0: Full width</text:p>
          </table:table-cell>
          <table:table-cell table:number-columns-repeated="13"/>
          <table:table-cell table:style-name="ce20" table:number-columns-repeated="4"/>
          <table:table-cell/>
          <table:table-cell table:style-name="ce25" office:value-type="string">
            <text:p>0-15: Position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/>
          <table:table-cell table:style-name="ce25" office:value-type="string">
            <text:p>1: 4 bits wid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/>
          <table:table-cell table:style-name="ce25" office:value-type="string">
            <text:p>2: 8 bits width</text:p>
          </table:table-cell>
          <table:table-cell table:number-columns-repeated="17"/>
          <table:table-cell table:style-name="ce22" table:number-columns-repeated="4"/>
          <table:table-cell/>
          <table:table-cell table:style-name="ce25" office:value-type="string">
            <text:p>0-15: Size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/>
          <table:table-cell table:style-name="ce24" office:value-type="string">
            <text:p>0: Full heigh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25" office:value-type="string">
            <text:p>1: 4 bits heigh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style-name="ce25" office:value-type="string">
            <text:p>2: 8 bits height</text:p>
          </table:table-cell>
          <table:table-cell table:number-columns-repeated="1015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1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59M03S</meta:editing-duration>
    <meta:editing-cycles>28</meta:editing-cycles>
    <meta:generator>OpenOffice.org/3.2$Win32 OpenOffice.org_project/320m18$Build-9502</meta:generator>
    <dc:date>2011-05-25T11:19:21.27</dc:date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